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333333" fo:font-weight="bold"/>
    </style:style>
    <style:style style:name="P2" style:family="paragraph" style:parent-style-name="Standard">
      <style:text-properties fo:color="#333333" fo:font-weight="bold" officeooo:paragraph-rsid="0006ae0f"/>
    </style:style>
    <style:style style:name="P3" style:family="paragraph" style:parent-style-name="Standard">
      <style:text-properties officeooo:paragraph-rsid="0006ae0f"/>
    </style:style>
    <style:style style:name="T1" style:family="text">
      <style:text-properties officeooo:rsid="0006ae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ease provide a short name for the study:</text:p>
      <text:p text:style-name="P3"><text:span text:style-name="T1">Salvelinus alpinus alpinus (Arctic charr) embryonic methylation profile.</text:span></text:p>
      <text:p text:style-name="P3"/>
      <text:p text:style-name="P2">Please provide a short descriptive title for the study: (*)</text:p>
      <text:p text:style-name="P3"><text:span text:style-name="T1">Developmental profiling of 5mC methylation marks in Arctic charr (Salvelinus alpinus) by Reduced Representation Bisulfite Sequencing (RRBS) of four contrasting ecomorphs from Lake Thingvallavatn at four developmental stages (50 ts, 100 ts, 150 ts, 200 ts).</text:span></text:p>
      <text:p text:style-name="P3"/>
      <text:p text:style-name="P2">Please provide an abstract to describe the study in detail: (*)</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7:30:41.977813209</meta:creation-date>
    <dc:date>2021-05-31T17:33:24.477909425</dc:date>
    <meta:editing-duration>PT2M56S</meta:editing-duration>
    <meta:editing-cycles>1</meta:editing-cycles>
    <meta:document-statistic meta:table-count="0" meta:image-count="0" meta:object-count="0" meta:page-count="1" meta:paragraph-count="6" meta:word-count="73" meta:character-count="493" meta:non-whitespace-character-count="424"/>
    <meta:generator>LibreOffice/5.3.7.2$MacOSX_X86_64 LibreOffice_project/6b8ed514a9f8b44d37a1b96673cbbdd077e24059</meta:generator>
  </office:meta>
</office:document-meta>
</file>